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cm" fo:margin-bottom="0.176cm" fo:orphans="2" fo:widows="2"/>
    </style:style>
    <style:style style:name="P3" style:family="paragraph" style:parent-style-name="Standard">
      <style:paragraph-properties fo:margin-top="0cm" fo:margin-bottom="0cm" fo:orphans="2" fo:widows="2"/>
    </style:style>
    <style:style style:name="P4" style:family="paragraph" style:parent-style-name="Standard">
      <style:paragraph-properties fo:margin-top="0cm" fo:margin-bottom="2.54cm" style:line-height-at-least="0.353cm" fo:orphans="2" fo:widows="2"/>
    </style:style>
    <style:style style:name="P5" style:family="paragraph" style:parent-style-name="Standard">
      <style:paragraph-properties fo:margin-top="0.423cm" fo:margin-bottom="0cm" style:line-height-at-least="0.353cm" fo:orphans="2" fo:widows="2" fo:keep-with-next="always"/>
    </style:style>
    <style:style style:name="P6" style:family="paragraph" style:parent-style-name="code">
      <style:paragraph-properties fo:orphans="2" fo:widows="2"/>
    </style:style>
    <style:style style:name="P7" style:family="paragraph" style:parent-style-name="body">
      <style:paragraph-properties fo:text-align="start" style:justify-single-word="false" fo:orphans="2" fo:widows="2"/>
    </style:style>
    <style:style style:name="P8" style:family="paragraph" style:parent-style-name="bullet">
      <style:paragraph-properties fo:margin-top="0cm" fo:margin-bottom="0.176cm" fo:text-align="start" style:justify-single-word="false" fo:orphans="2" fo:widows="2"/>
    </style:style>
    <style:style style:name="P9" style:family="paragraph" style:parent-style-name="bullet" style:list-style-name="L1">
      <style:paragraph-properties fo:margin-top="0cm" fo:margin-bottom="0.176cm" fo:text-align="start" style:justify-single-word="false" fo:orphans="2" fo:widows="2"/>
    </style:style>
    <style:style style:name="P10" style:family="paragraph" style:parent-style-name="Heading_20_1" style:master-page-name="Standard">
      <style:paragraph-properties fo:margin-top="0cm" fo:margin-bottom="0cm" fo:orphans="2" fo:widows="2" style:page-number="auto"/>
    </style:style>
    <style:style style:name="P11" style:family="paragraph" style:parent-style-name="Heading_20_2">
      <style:paragraph-properties fo:margin-top="0cm" fo:margin-bottom="0.247cm" fo:orphans="2" fo:widows="2"/>
    </style:style>
    <style:style style:name="P12" style:family="paragraph" style:parent-style-name="Heading_20_2">
      <style:paragraph-properties fo:margin-top="0cm" fo:margin-bottom="0.247cm" fo:orphans="2" fo:widows="2" style:writing-mode="lr-tb"/>
      <style:text-properties style:use-window-font-color="true" style:font-name="Times New Roman"/>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16.509cm" svg:height="0.343cm" svg:x="-6.033cm" svg:y="0cm">
        <draw:image xlink:href="Pictures/20000007000025F9000000C9F0140E06.wmf" xlink:type="simple" xlink:show="embed" xlink:actuate="onLoad">
          <text:p/>
        </draw:image>
      </draw:frame>
      <draw:frame text:anchor-type="page" text:anchor-page-number="1" draw:z-index="3" draw:name="Picture 67"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5" draw:name="Picture 69"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6" draw:name="Picture 70"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7" draw:name="Picture 71"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8" draw:name="Picture 72"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9" draw:name="Picture 73"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0" draw:name="Picture 74"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1" draw:name="Picture 75"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2" draw:name="Picture 76"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3" draw:name="Picture 77"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4" draw:name="Picture 78"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5" draw:name="Picture 79" draw:style-name="gr2" draw:text-style-name="P13" svg:width="7.09cm" svg:height="0.343cm" svg:x="-6.033cm" svg:y="0cm">
        <draw:image xlink:href="Pictures/2000000700000FB5000000C94FDA4EAC.wmf" xlink:type="simple" xlink:show="embed" xlink:actuate="onLoad">
          <text:p/>
        </draw:image>
      </draw:frame>
      <text:h text:style-name="P10" text:outline-level="1"><text:alphabetical-index-mark-start text:id="IMark5311035728" text:main-entry="true"/>Java Persistence API<text:alphabetical-index-mark-end text:id="IMark5311035728"/> (JSRs 220, 317) Alignment</text:h>
      <text:p text:style-name="P4"><draw:frame draw:style-name="fr1" draw:name="graphics1" text:anchor-type="as-char" svg:width="16.51cm" svg:height="0.342cm" draw:z-index="16"><draw:image xlink:href="Pictures/20000007000025F9000000C9F0140E06.wmf" xlink:type="simple" xlink:show="embed" xlink:actuate="onLoad"/></draw:frame></text:p>
      <text:p text:style-name="P1">JPA (<text:alphabetical-index-mark-start text:id="IMark5311035728" text:main-entry="true"/>Java Persistence API<text:alphabetical-index-mark-end text:id="IMark5311035728"/>)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8">•<text:tab/>Bootstrapping using <text:span text:style-name="T1">JDOHelper</text:span> can define the properties of the <text:span text:style-name="T1">PersistenceManagerFactory</text:span> using </text:p>
      <text:list xml:id="list2997159456836147476" text:style-name="L1">
        <text:list-item>
          <text:p text:style-name="P9">a <text:span text:style-name="T1">Map</text:span> of properties, </text:p>
        </text:list-item>
        <text:list-item>
          <text:p text:style-name="P9">a JDO configuration file <text:span text:style-name="T1">META-INF/jdoconfig.xml</text:span>, or </text:p>
        </text:list-item>
        <text:list-item>
          <text:p text:style-name="P9">a JPA configuration file (<text:span text:style-name="T1">META-INF/persistence.xml</text:span>).</text:p>
        </text:list-item>
      </text:list>
      <text:p text:style-name="P2">•<text:tab/>A <text:span text:style-name="T1">PersistenceManagerFactory</text:span> from a JDO implementation that supports the JPA <text:span text:style-name="T1">EntityManagerFactory</text:span> can also implement <text:alphabetical-index-mark-start text:id="IMark5311035728" text:main-entry="true"/><text:span text:style-name="T1">JDOEntityManagerFactory</text:span><text:alphabetical-index-mark-end text:id="IMark5311035728"/>,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alphabetical-index-mark-start text:id="IMark5311035728" text:main-entry="true"/><text:span text:style-name="T1">JDOEntityManager</text:span><text:alphabetical-index-mark-end text:id="IMark5311035728"/>, which is an interface that extends both JDO <text:span text:style-name="T1">PersistenceManager</text:span> and JPA <text:span text:style-name="T1">EntityManager</text:span>. </text:p>
      <text:p text:style-name="P5"><draw:frame draw:style-name="fr1" draw:name="1" text:anchor-type="as-char" svg:width="7.091cm" svg:height="0.342cm" draw:z-index="1"><draw:image xlink:href="Pictures/2000000700000FB5000000C94FDA4EAC.wmf" xlink:type="simple" xlink:show="embed" xlink:actuate="onLoad"/></draw:frame></text:p>
      <text:h text:style-name="P11" text:outline-level="2"><text:alphabetical-index-mark-start text:id="IMark5311035728" text:main-entry="true"/>JDOEntityManagerFactory<text:alphabetical-index-mark-end text:id="IMark5311035728"/></text:h>
      <text:p text:style-name="P7">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span text:style-name="T1">JDOEntityManager</text:span>.</text:p>
      <text:p text:style-name="P6">public interface JDOEntityManagerFactory </text:p>
      <text:p text:style-name="P6"><text:s text:c="4"/>extends EntityManagerFactory, PersistenceManagerFactory {</text:p>
      <text:p text:style-name="P6"/>
      <text:p text:style-name="P6"><text:tab/>JDOEntityManager getPersistenceManager();</text:p>
      <text:p text:style-name="P6"><text:tab/>JDOEntityManager getPersistenceManagerProxy();</text:p>
      <text:p text:style-name="P6"><text:tab/>JDOEntityManager getPersistenceManager(String userid, String password);</text:p>
      <text:p text:style-name="P6">}</text:p>
      <text:p text:style-name="P5"><text:soft-page-break/><draw:frame draw:style-name="fr1" draw:name="2" text:anchor-type="as-char" svg:width="7.091cm" svg:height="0.342cm" draw:z-index="2"><draw:image xlink:href="Pictures/2000000700000FB5000000C94FDA4EAC.wmf" xlink:type="simple" xlink:show="embed" xlink:actuate="onLoad"/></draw:frame></text:p>
      <text:h text:style-name="P11" text:outline-level="2"><text:alphabetical-index-mark-start text:id="IMark5311035728" text:main-entry="true"/>JDOEntityManager<text:alphabetical-index-mark-end text:id="IMark5311035728"/></text:h>
      <text:p text:style-name="P1">This interface extends both JDO <text:span text:style-name="T1">PersistenceManager</text:span> and JPA <text:span text:style-name="T1">EntityManager</text:span>. </text:p>
      <text:p text:style-name="P6">public interface JDOEntityManager </text:p>
      <text:p text:style-name="P6"><text:s text:c="4"/>extends EntityManager, PersistenceManager {</text:p>
      <text:p text:style-name="P6"/>
      <text:p text:style-name="P6"><text:tab/>JDOEntityManagerFactory getPersistenceManagerFactory();</text:p>
      <text:p text:style-name="P6">}</text:p>
      <text:p text:style-name="P1">This method overloads the corresponding method in <text:span text:style-name="T1">PersistenceManager</text:span> to return the more specific type <text:span text:style-name="T1">JDOEntityManagerFactory</text:span>.</text:p>
      <text:h text:style-name="P12" text:outline-level="2">Query</text:h>
      <text:p text:style-name="P1">JDO 3.2 adds a fluent API to create JDO Query instances in a type-safe way. That API was inspired by the JPA Criteria API for queri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meta:editing-cycles>
    <meta:creation-date>2012-06-24T16:02:07.42</meta:creation-date>
    <meta:editing-duration>PT41M38S</meta:editing-duration>
    <meta:generator>OpenOffice/4.1.10$Unix OpenOffice.org_project/4110m2$Build-9807</meta:generator>
    <dc:title>JDO_Chapter</dc:title>
    <dc:date>2021-09-04T21:56:17</dc:date>
    <dc:creator>Michael Bouschen</dc:creator>
    <meta:document-statistic meta:table-count="0" meta:image-count="3" meta:object-count="0" meta:page-count="2" meta:paragraph-count="29" meta:word-count="272" meta:character-count="22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